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ff" draw:stroke-linejoin="round" svg:stroke-linecap="square" draw:fill="none" fo:padding-top="0.017cm" fo:padding-bottom="0.017cm" fo:padding-left="0.017cm" fo:padding-right="0.017cm"/>
    </style:style>
    <style:style style:name="gr3" style:family="graphic" style:parent-style-name="standard">
      <style:graphic-properties draw:stroke="solid" svg:stroke-width="0.035cm" svg:stroke-color="#000000" draw:stroke-linejoin="round" svg:stroke-linecap="square" draw:fill="none" fo:padding-top="0.017cm" fo:padding-bottom="0.017cm" fo:padding-left="0.017cm" fo:padding-right="0.017cm"/>
    </style:style>
    <style:style style:name="gr4" style:family="graphic" style:parent-style-name="standard">
      <style:graphic-properties draw:stroke="dash" draw:stroke-dash="stroke-dash9" svg:stroke-width="0.035cm" svg:stroke-color="#000000" draw:stroke-linejoin="round" svg:stroke-linecap="butt" draw:fill="none" fo:padding-top="0.017cm" fo:padding-bottom="0.017cm" fo:padding-left="0.017cm" fo:padding-right="0.017cm"/>
    </style:style>
    <style:style style:name="gr5" style:family="graphic" style:parent-style-name="standard">
      <style:graphic-properties draw:stroke="none" svg:stroke-width="0.035cm" draw:stroke-linejoin="miter" draw:fill="solid" draw:fill-color="#ffffff"/>
    </style:style>
    <style:style style:name="gr6" style:family="graphic" style:parent-style-name="standard">
      <style:graphic-properties draw:stroke="none" svg:stroke-width="0.035cm" draw:stroke-linejoin="miter" draw:fill="solid" draw:fill-color="#000000"/>
    </style:style>
    <style:style style:name="gr7" style:family="graphic" style:parent-style-name="objectwithoutfill">
      <style:graphic-properties svg:stroke-width="0.106cm" draw:marker-start-width="0.359cm" draw:marker-end="Arrow" draw:marker-end-width="0.459cm" draw:fill="none" draw:textarea-horizontal-align="center" draw:textarea-vertical-align="middle" fo:padding-top="0.053cm" fo:padding-bottom="0.053cm" fo:padding-left="0.053cm" fo:padding-right="0.053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none"/>
      <style:paragraph-properties fo:text-align="center"/>
    </style:style>
  </office:automatic-styles>
  <office:body>
    <office:drawing>
      <draw:page draw:name="page1" draw:style-name="dp1" draw:master-page-name="master-page3">
        <draw:polygon draw:style-name="gr1" draw:text-style-name="P1" draw:layer="layout" svg:width="15.24cm" svg:height="15.24cm" svg:x="0cm" svg:y="0cm" svg:viewBox="0 0 15241 15241" draw:points="0,15241 15241,15241 15241,0 0,0">
          <text:p/>
        </draw:polygon>
        <draw:polyline draw:style-name="gr2" draw:text-style-name="P2" draw:layer="layout" svg:width="6.934cm" svg:height="9.129cm" svg:x="0.457cm" svg:y="1.03cm" svg:viewBox="0 0 6935 9130" draw:points="0,8787 9,8717 21,8548 37,8210 57,7614 82,6583 119,4659 177,1691 202,797 221,373 234,219 243,184 247,187 251,204 260,273 272,453 287,818 308,1526 337,2845 416,6471 441,7195 460,7564 475,7716 485,7762 491,7766 496,7758 504,7727 516,7639 533,7440 569,6909 597,6556 613,6428 625,6389 631,6386 636,6393 643,6421 654,6492 668,6655 688,6975 716,7591 769,8739 788,8990 801,9078 808,9091 812,9085 819,9059 828,8984 840,8804 856,8447 876,7806 903,6663 959,3873 993,2356 1016,1656 1034,1336 1045,1231 1053,1214 1057,1219 1063,1249 1072,1338 1084,1545 1102,1983 1125,2807 1165,4548 1211,6396 1235,7130 1255,7496 1269,7644 1279,7683 1284,7685 1285,7685 1290,7674 1297,7637 1309,7532 1326,7301 1351,6820 1404,5819 1423,5596 1437,5519 1445,5504 1449,5506 1455,5523 1464,5574 1477,5695 1494,5950 1518,6440 1588,7926 1605,8107 1616,8159 1622,8164 1626,8156 1633,8125 1643,8037 1656,7839 1672,7459 1695,6751 1726,5469 1795,2549 1817,1945 1834,1677 1845,1596 1851,1586 1855,1593 1862,1627 1871,1729 1885,1965 1902,2431 1926,3302 1964,5057 2014,7308 2040,8120 2059,8513 2074,8673 2084,8714 2088,8717 2089,8715 2094,8704 2102,8656 2114,8535 2131,8271 2156,7730 2222,6229 2242,5972 2256,5868 2266,5844 2271,5845 2276,5856 2285,5899 2298,6002 2316,6227 2346,6718 2383,7304 2401,7469 2412,7519 2418,7524 2423,7516 2430,7485 2439,7403 2453,7216 2469,6855 2491,6196 2519,5057 2607,1374 2627,896 2641,707 2651,661 2654,660 2655,661 2660,676 2668,733 2679,889 2693,1217 2713,1856 2739,3019 2791,5767 2830,7598 2855,8465 2875,8888 2890,9072 2901,9124 2906,9129 2907,9129 2912,9119 2919,9082 2930,8984 2946,8766 2971,8301 3028,7229 3049,6996 3062,6911 3072,6889 3077,6891 3083,6904 3092,6945 3105,7048 3124,7266 3164,7860 3189,8162 3204,8261 3213,8283 3217,8282 3223,8268 3231,8221 3242,8105 3257,7856 3275,7393 3297,6603 3327,5235 3416,927 3438,325 3453,80 3463,7 3468,0 3469,0 3473,10 3480,53 3490,171 3504,453 3522,999 3546,2001 3586,4046 3636,6489 3663,7455 3684,7951 3700,8185 3713,8268 3721,8283 3725,8280 3732,8261 3741,8202 3756,8060 3780,7738 3827,7076 3845,6937 3857,6894 3863,6889 3869,6898 3877,6926 3888,7002 3903,7171 3924,7503 3961,8258 3994,8851 4012,9057 4024,9121 4030,9130 4031,9129 4035,9123 4042,9091 4051,9004 4065,8802 4081,8408 4102,7708 4129,6509 4182,3725 4219,1964 4243,1180 4261,810 4273,683 4282,659 4285,663 4291,687 4300,771 4312,976 4329,1394 4351,2169 4386,3722 4442,6122 4467,6907 4487,7295 4502,7466 4513,7519 4519,7524 4519,7523 4524,7515 4532,7482 4544,7389 4560,7184 4589,6718 4628,6096 4647,5912 4660,5852 4667,5843 4672,5848 4679,5872 4689,5940 4703,6094 4722,6401 4749,6997 4810,8381 4829,8627 4841,8706 4848,8717 4852,8711 4859,8686 4868,8611 4880,8434 4896,8084 4917,7435 4945,6299 5037,2304 5057,1828 5071,1638 5081,1588 5085,1586 5086,1587 5091,1601 5099,1655 5110,1801 5125,2124 5145,2738 5173,3877 5252,7175 5275,7771 5293,8045 5305,8144 5314,8164 5318,8161 5324,8140 5333,8079 5346,7926 5365,7606 5396,6909 5440,5962 5461,5656 5476,5535 5486,5506 5492,5505 5497,5517 5506,5556 5517,5655 5534,5871 5558,6307 5620,7464 5637,7632 5648,7682 5653,7685 5654,7685 5659,7674 5667,7635 5677,7533 5691,7310 5709,6877 5732,6120 5766,4702 5824,2271 5848,1604 5864,1321 5876,1226 5882,1214 5883,1214 5887,1223 5894,1263 5904,1374 5917,1623 5934,2113 5958,3030 5995,4820 6051,7512 6077,8410 6097,8852 6112,9036 6123,9087 6128,9091 6133,9081 6141,9042 6152,8938 6168,8704 6191,8225 6262,6714 6281,6492 6295,6405 6304,6386 6309,6387 6315,6401 6324,6444 6337,6549 6356,6771 6429,7719 6440,7762 6446,7766 6447,7766 6452,7756 6459,7720 6470,7626 6483,7416 6501,7017 6522,6320 6551,5118 6645,899 6665,414 6680,227 6689,186 6692,185 6693,186 6698,202 6705,261 6716,421 6731,758 6750,1409 6777,2590 6832,5514 6869,7273 6894,8118 6914,8560 6929,8749 6935,8787">
          <text:p/>
        </draw:polyline>
        <draw:line draw:style-name="gr3" draw:text-style-name="P2" draw:layer="layout" svg:x1="0.457cm" svg:y1="6.76cm" svg:x2="7.391cm" svg:y2="6.76cm">
          <text:p/>
        </draw:line>
        <draw:line draw:style-name="gr3" draw:text-style-name="P2" draw:layer="layout" svg:x1="7.848cm" svg:y1="6.76cm" svg:x2="14.782cm" svg:y2="6.76cm">
          <text:p/>
        </draw:line>
        <draw:polyline draw:style-name="gr2" draw:text-style-name="P2" draw:layer="layout" svg:width="6.934cm" svg:height="8.341cm" svg:x="7.848cm" svg:y="1.033cm" svg:viewBox="0 0 6935 8342" draw:points="0,5726 194,5744 273,5741 375,5729 490,5717 569,5717 809,5724 894,5711 978,5701 1026,5703 1068,5712 1111,5730 1162,5760 1274,5829 1308,5840 1337,5840 1364,5833 1391,5818 1421,5791 1455,5750 1499,5682 1599,5526 1630,5494 1654,5479 1675,5476 1694,5480 1714,5493 1737,5517 1762,5558 1793,5622 1834,5729 1938,6010 1968,6064 1991,6091 2010,6102 2026,6104 2042,6097 2060,6080 2081,6050 2106,5998 2139,5911 2194,5737 2248,5575 2279,5504 2304,5465 2324,5448 2341,5442 2358,5445 2375,5457 2396,5481 2423,5525 2479,5635 2513,5694 2536,5719 2555,5727 2570,5726 2584,5717 2601,5697 2620,5660 2644,5597 2675,5488 2770,5138 2790,5101 2803,5090 2814,5091 2824,5100 2837,5125 2851,5172 2869,5260 2890,5403 2915,5635 2945,5991 2985,6574 3075,7903 3101,8169 3120,8290 3133,8333 3142,8342 3147,8338 3155,8321 3165,8275 3179,8177 3195,7989 3215,7666 3240,7136 3269,6315 3307,5000 3421,886 3447,299 3466,15 3469,0 3470,15 3484,214 3503,589 3528,1266 3562,2424 3686,6864 3716,7572 3740,7980 3761,8201 3776,8303 3788,8337 3796,8342 3802,8336 3810,8315 3822,8261 3838,8146 3860,7928 3889,7533 3947,6639 3997,5919 4030,5544 4057,5321 4080,5192 4099,5126 4114,5098 4126,5089 4136,5091 4147,5102 4162,5128 4182,5183 4211,5288 4299,5616 4325,5679 4346,5711 4363,5725 4378,5728 4394,5723 4411,5708 4433,5677 4466,5617 4535,5486 4560,5457 4580,5444 4597,5442 4613,5448 4630,5464 4650,5493 4675,5544 4707,5629 4761,5798 4816,5965 4848,6038 4873,6078 4894,6097 4911,6104 4927,6102 4944,6091 4964,6069 4987,6030 5017,5964 5061,5844 5145,5618 5179,5547 5207,5507 5231,5486 5252,5477 5271,5476 5292,5484 5315,5503 5344,5535 5383,5593 5498,5772 5532,5808 5563,5829 5591,5839 5618,5841 5648,5834 5684,5819 5736,5786 5824,5730 5869,5711 5912,5702 5958,5701 6016,5707 6166,5727 6237,5727 6458,5717 6548,5727 6694,5743 6772,5743 6867,5734 6935,5726">
          <text:p/>
        </draw:polyline>
        <draw:polyline draw:style-name="gr4" draw:text-style-name="P2" draw:layer="layout" svg:width="6.934cm" svg:height="5.713cm" svg:x="7.848cm" svg:y="6.774cm" svg:viewBox="0 0 6935 5714" draw:points="0,0 382,13 666,31 892,52 1080,78 1241,108 1384,142 1511,180 1626,223 1732,270 1830,323 1922,382 2010,446 2093,517 2173,596 2250,683 2325,779 2398,887 2470,1007 2541,1140 2612,1288 2681,1453 2749,1638 2817,1845 2885,2074 2952,2332 3019,2621 3086,2943 3152,3304 3219,3709 3285,4164 3352,4674 3419,5246 3469,5714 3471,5693 3539,5054 3608,4486 3677,3982 3746,3530 3815,3130 3885,2774 3954,2459 4023,2180 4093,1929 4163,1707 4234,1508 4305,1333 4376,1176 4448,1037 4522,911 4597,799 4673,698 4752,608 4832,527 4915,454 5002,389 5093,330 5190,277 5293,230 5405,187 5526,149 5661,115 5811,85 5982,60 6182,38 6422,20 6722,7 6935,0">
          <text:p/>
        </draw:polyline>
        <draw:polyline draw:style-name="gr4" draw:text-style-name="P2" draw:layer="layout" svg:width="6.934cm" svg:height="5.713cm" svg:x="7.848cm" svg:y="1.033cm" svg:viewBox="0 0 6935 5714" draw:points="0,5714 382,5700 666,5683 892,5661 1080,5636 1241,5606 1384,5572 1511,5534 1626,5491 1732,5444 1830,5391 1922,5332 2010,5268 2093,5197 2173,5118 2250,5031 2325,4935 2398,4827 2470,4707 2541,4574 2612,4426 2681,4261 2749,4076 2817,3870 2885,3641 2952,3383 3019,3094 3086,2772 3152,2411 3219,2006 3285,1550 3352,1040 3419,468 3469,0 3471,21 3539,660 3608,1228 3677,1732 3746,2184 3815,2585 3885,2941 3954,3256 4023,3535 4093,3786 4163,4007 4234,4206 4305,4381 4376,4538 4448,4677 4522,4803 4597,4915 4673,5016 4752,5106 4832,5187 4915,5259 5002,5325 5093,5384 5190,5437 5293,5484 5405,5527 5526,5565 5661,5599 5811,5629 5982,5654 6182,5676 6422,5693 6722,5707 6935,5714">
          <text:p/>
        </draw:polyline>
        <draw:g>
          <svg:title>TexMaths</svg:title>
          <svg:desc>40§latex§\textbf{Extended}
§svg§600§FALSE§</svg:desc>
          <draw:polygon draw:style-name="gr5" draw:text-style-name="P1" draw:layer="layout" svg:width="6.699cm" svg:height="0.975cm" svg:x="0.539cm" svg:y="13.466cm" svg:viewBox="0 0 6700 976" draw:points="3348,976 0,976 0,0 6700,0 6700,976">
            <text:p/>
          </draw:polygon>
          <draw:path draw:style-name="gr6" draw:text-style-name="P3" draw:layer="layout" svg:width="0.963cm" svg:height="0.959cm" svg:x="0.595cm" svg:y="13.482cm" svg:viewBox="0 0 964 960" svg:d="M964 572h-64c-32 196-72 320-332 320h-216v-396h80c136 0 148 60 148 164h68v-396h-68c0 104-12 164-148 164h-80v-360h216c228 0 264 100 288 272h64l-44-340h-876v68h152v824h-152v68h900z">
            <text:p/>
          </draw:path>
          <draw:path draw:style-name="gr6" draw:text-style-name="P3" draw:layer="layout" svg:width="0.795cm" svg:height="0.627cm" svg:x="1.627cm" svg:y="13.814cm" svg:viewBox="0 0 796 628" svg:d="M456 280l168-184c16-20 24-28 144-28v-68c-52 4-124 4-132 4-36 0-104-4-144-4v68c20 0 36 0 52 12-4 8-4 12-8 16l-120 132-140-160h56v-68c-36 0-124 4-168 4-48 0-112-4-156-4v68h100l220 260-184 208c-24 24-76 24-144 24v68c48-4 124-4 128-4 36 0 120 4 148 4v-68c-24 0-52-4-52-12 0-4 0-4 8-16l140-156 152 184h-52v68c36 0 120-4 168-4 44 0 108 4 156 4v-68h-100z">
            <text:p/>
          </draw:path>
          <draw:path draw:style-name="gr6" draw:text-style-name="P3" draw:layer="layout" svg:width="0.511cm" svg:height="0.903cm" svg:x="2.475cm" svg:y="13.546cm" svg:viewBox="0 0 512 904" svg:d="M116 336v388c0 152 124 180 224 180 108 0 172-80 172-184v-72h-68v72c0 96-44 128-84 128-84 0-84-88-84-124v-388h208v-68h-208v-268h-64c-4 140-72 280-212 284v52z">
            <text:p/>
          </draw:path>
          <draw:path draw:style-name="gr6" draw:text-style-name="P3" draw:layer="layout" svg:width="0.651cm" svg:height="0.647cm" svg:x="3.119cm" svg:y="13.802cm" svg:viewBox="0 0 652 648" svg:d="M608 332c32 0 44 0 44-36 0-44-8-148-76-220-56-52-128-76-228-76-224 0-348 144-348 324 0 188 140 324 368 324 224 0 284-148 284-172 0-28-24-28-32-28-24 0-28 8-36 32-28 68-112 112-204 112-196 0-200-188-200-260zM180 284c4-52 4-112 36-160 36-56 92-72 132-72 168 0 168 184 172 232z">
            <text:p/>
          </draw:path>
          <draw:path draw:style-name="gr6" draw:text-style-name="P3" draw:layer="layout" svg:width="0.803cm" svg:height="0.635cm" svg:x="3.875cm" svg:y="13.806cm" svg:viewBox="0 0 804 636" svg:d="M96 132v440h-96v64c40 0 124-4 180-4 52 0 136 4 176 4v-64h-96v-296c0-156 120-224 208-224 48 0 80 28 80 136v384h-100v64c40 0 124-4 180-4s136 4 176 4v-64h-96v-368c0-148-76-204-216-204-136 0-212 80-248 152v-152l-244 12v64c88 0 96 0 96 56z">
            <text:p/>
          </draw:path>
          <draw:path draw:style-name="gr6" draw:text-style-name="P3" draw:layer="layout" svg:width="0.795cm" svg:height="0.987cm" svg:x="4.759cm" svg:y="13.462cm" svg:viewBox="0 0 796 988" svg:d="M536 920v68l260-8v-68c-88 0-100 0-100-52v-860l-248 12v64c88 0 96 0 96 56v276c-68-56-144-64-188-64-208 0-356 124-356 324 0 184 128 320 340 320 84 0 152-32 196-68zM536 480v356c-16 24-76 100-184 100-172 0-172-168-172-268 0-68 0-144 36-200 44-60 108-72 152-72 80 0 136 44 168 84z">
            <text:p/>
          </draw:path>
          <draw:path draw:style-name="gr6" draw:text-style-name="P3" draw:layer="layout" svg:width="0.651cm" svg:height="0.647cm" svg:x="5.647cm" svg:y="13.802cm" svg:viewBox="0 0 652 648" svg:d="M608 332c32 0 44 0 44-36 0-44-8-148-76-220-56-52-128-76-228-76-224 0-348 144-348 324 0 188 140 324 368 324 224 0 284-148 284-172 0-28-24-28-32-28-24 0-28 8-36 32-28 68-112 112-204 112-196 0-200-188-200-260zM180 284c4-52 4-112 36-160 36-56 92-72 132-72 168 0 168 184 172 232z">
            <text:p/>
          </draw:path>
          <draw:path draw:style-name="gr6" draw:text-style-name="P3" draw:layer="layout" svg:width="0.795cm" svg:height="0.987cm" svg:x="6.395cm" svg:y="13.462cm" svg:viewBox="0 0 796 988" svg:d="M536 920v68l260-8v-68c-88 0-96 0-96-52v-860l-252 12v64c88 0 96 0 96 56v276c-68-56-144-64-188-64-208 0-356 124-356 324 0 184 132 320 340 320 84 0 152-32 196-68zM536 480v356c-16 24-76 100-184 100-172 0-172-168-172-268 0-68 0-144 36-200 44-60 108-72 152-72 80 0 136 44 168 84z">
            <text:p/>
          </draw:path>
        </draw:g>
        <draw:g>
          <svg:title>TexMaths</svg:title>
          <svg:desc>40§latex§\textbf{Localized}§svg§600§FALSE§</svg:desc>
          <draw:polygon draw:style-name="gr5" draw:text-style-name="P1" draw:layer="layout" svg:width="6.563cm" svg:height="0.975cm" svg:x="8.255cm" svg:y="13.466cm" svg:viewBox="0 0 6564 976" draw:points="3284,976 0,976 0,0 6564,0 6564,976">
            <text:p/>
          </draw:polygon>
          <draw:path draw:style-name="gr6" draw:text-style-name="P3" draw:layer="layout" svg:width="0.851cm" svg:height="0.967cm" svg:x="8.311cm" svg:y="13.474cm" svg:viewBox="0 0 852 968" svg:d="M852 580h-64c-12 100-36 324-288 324h-148v-836h192v-68c-64 4-216 4-284 4-64 0-208 0-260-4v68h152v836h-152v64h808z">
            <text:p/>
          </draw:path>
          <draw:path draw:style-name="gr6" draw:text-style-name="P3" draw:layer="layout" svg:width="0.719cm" svg:height="0.647cm" svg:x="9.267cm" svg:y="13.802cm" svg:viewBox="0 0 720 648" svg:d="M720 332c0-188-128-332-360-332s-360 144-360 332c0 176 124 316 360 316s360-140 360-316zM360 592c-180 0-180-152-180-276 0-64 0-136 24-184 28-52 88-80 156-80 60 0 120 20 152 72 28 48 28 124 28 192 0 124 0 276-180 276z">
            <text:p/>
          </draw:path>
          <draw:path draw:style-name="gr6" draw:text-style-name="P3" draw:layer="layout" svg:width="0.623cm" svg:height="0.647cm" svg:x="10.127cm" svg:y="13.802cm" svg:viewBox="0 0 624 648" svg:d="M456 64c-24 24-28 52-28 68 0 60 48 88 88 88 44 0 88-32 88-88 0-124-164-132-248-132-252 0-356 164-356 328 0 188 132 320 352 320 228 0 272-164 272-172 0-20-20-20-36-20-24 0-28 4-32 20-40 88-108 116-180 116-196 0-196-208-196-272 0-80 0-264 184-264 48 0 72 4 92 8z">
            <text:p/>
          </draw:path>
          <draw:path draw:style-name="gr6" draw:text-style-name="P3" draw:layer="layout" svg:width="0.743cm" svg:height="0.647cm" svg:x="10.835cm" svg:y="13.802cm" svg:viewBox="0 0 744 648" svg:d="M484 532c0 44 0 108 148 108h68c28 0 44 0 44-32s-20-32-36-32c-88-4-88-20-88-56v-304c0-124-100-216-312-216-80 0-252 4-252 132 0 60 52 88 88 88 44 0 88-32 88-88 0-44-24-68-28-72 36-8 84-8 100-8 104 0 156 60 156 164v48c-100 8-460 20-460 224 0 136 176 160 272 160 112 0 180-56 212-116zM460 308v136c0 136-132 156-168 156-72 0-128-52-128-112 0-156 224-172 296-180z">
            <text:p/>
          </draw:path>
          <draw:path draw:style-name="gr6" draw:text-style-name="P3" draw:layer="layout" svg:width="0.347cm" svg:height="0.979cm" svg:x="11.639cm" svg:y="13.462cm" svg:viewBox="0 0 348 980" svg:d="M252 0l-252 12v64c88 0 100 0 100 56v780h-100v68c44 0 112-4 176-4 60 0 124 4 172 4v-68h-96z">
            <text:p/>
          </draw:path>
          <draw:path draw:style-name="gr6" draw:text-style-name="P3" draw:layer="layout" svg:width="0.339cm" svg:height="0.979cm" svg:x="12.087cm" svg:y="13.462cm" svg:viewBox="0 0 340 980" svg:d="M252 344l-248 12v68c84 0 96 0 96 56v436h-100v64c44 0 112-4 172-4 44 0 116 4 168 4v-64h-88zM268 112c0-64-52-112-112-112-64 0-112 48-112 112 0 60 48 108 112 108 60 0 112-48 112-108z">
            <text:p/>
          </draw:path>
          <draw:path draw:style-name="gr6" draw:text-style-name="P3" draw:layer="layout" svg:width="0.607cm" svg:height="0.627cm" svg:x="12.511cm" svg:y="13.814cm" svg:viewBox="0 0 608 628" svg:d="M592 60c8-16 12-16 12-32 0-28-20-28-44-28h-520l-16 248h64c8-148 52-196 200-196h120l-396 512c-12 16-12 20-12 32 0 32 20 32 44 32h540l24-284h-64c-16 140-36 228-224 228h-120z">
            <text:p/>
          </draw:path>
          <draw:path draw:style-name="gr6" draw:text-style-name="P3" draw:layer="layout" svg:width="0.651cm" svg:height="0.647cm" svg:x="13.227cm" svg:y="13.802cm" svg:viewBox="0 0 652 648" svg:d="M608 332c32 0 44 0 44-36 0-44-8-148-76-220-56-52-128-76-228-76-224 0-348 144-348 324 0 188 140 324 368 324 224 0 284-148 284-172 0-28-24-28-32-28-24 0-28 8-36 32-28 68-112 112-204 112-196 0-200-188-200-260zM180 284c4-52 4-112 36-160 36-56 92-72 132-72 168 0 168 184 172 232z">
            <text:p/>
          </draw:path>
          <draw:path draw:style-name="gr6" draw:text-style-name="P3" draw:layer="layout" svg:width="0.795cm" svg:height="0.987cm" svg:x="13.975cm" svg:y="13.462cm" svg:viewBox="0 0 796 988" svg:d="M536 920v68l260-8v-68c-88 0-96 0-96-52v-860l-252 12v64c88 0 96 0 96 56v276c-68-56-144-64-188-64-208 0-356 124-356 324 0 184 132 320 340 320 84 0 152-32 196-68zM536 480v356c-16 24-76 100-184 100-172 0-172-168-172-268 0-68 0-144 36-200 44-60 108-72 152-72 80 0 136 44 168 84z">
            <text:p/>
          </draw:path>
        </draw:g>
        <draw:line draw:style-name="gr7" draw:text-style-name="P4" draw:layer="layout" svg:x1="8.89cm" svg:y1="4.318cm" svg:x2="10.795cm" svg:y2="4.318cm">
          <text:p/>
        </draw:line>
        <draw:line draw:style-name="gr7" draw:text-style-name="P4" draw:layer="layout" svg:x1="13.741cm" svg:y1="4.318cm" svg:x2="11.836cm" svg:y2="4.318cm">
          <text:p/>
        </draw:line>
        <draw:g>
          <svg:title>TexMaths</svg:title>
          <svg:desc>44§latex§\xi
§svg§600§FALSE§</svg:desc>
          <draw:polygon draw:style-name="gr5" draw:text-style-name="P1" draw:layer="layout" svg:width="0.747cm" svg:height="1.372cm" svg:x="12.714cm" svg:y="2.549cm" svg:viewBox="0 0 748 1373" draw:points="374,1373 0,1373 0,0 748,0 748,1373">
            <text:p/>
          </draw:polygon>
          <draw:path draw:style-name="gr6" draw:text-style-name="P3" draw:layer="layout" svg:width="0.659cm" svg:height="1.398cm" svg:x="12.749cm" svg:y="2.54cm" svg:viewBox="0 0 660 1399" svg:d="M202 607c-167 110-202 255-202 312 0 75 44 119 44 124 53 52 66 57 180 101l190 70c22 13 52 22 52 71 0 35-26 79-74 79-66 0-119-35-137-49-9-4-9-8-17-8-14 0-14 13-14 17 0 18 80 75 168 75 96 0 162-88 162-167 0-75-57-101-74-110-22-9-75-27-97-35-31-14-62-22-93-36l-92-35c-70-31-119-75-119-141 0-61 62-197 194-263 57 22 101 22 136 22 44 0 145 0 145-49 0-39-70-44-127-44-31 0-75 0-132 22-40-44-49-92-49-123 0-88 58-207 176-264 27 35 62 35 97 35 40 0 141 0 141-48 0-40-70-40-132-40-18 0-57 0-97 5-4-14-9-22-9-49 0-22 9-57 9-57 0-13-9-22-17-22-31 0-31 70-31 75 0 31 13 57 13 61-167 49-273 172-273 291 0 57 27 123 101 163zM458 163c22-9 57-9 74-9 53 0 58 4 84 9-9 4-26 13-92 13-31 0-49 0-66-13zM334 585c36-9 71-9 88-9 58 0 62 5 88 9-8 9-26 13-96 13-36 0-53 0-80-13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9"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5.2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04T12:14:48.507628418</dc:date>
    <meta:editing-duration>PT6M41S</meta:editing-duration>
    <meta:editing-cycles>1</meta:editing-cycles>
    <meta:document-statistic meta:object-count="33"/>
    <meta:generator>LibreOffice/5.1.6.2$Linux_X86_64 LibreOffice_project/10m0$Build-2</meta:generator>
  </office:meta>
</office:document-meta>
</file>